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weight="bold" style:font-weight-asian="bold" style:font-weight-complex="bold"/>
    </style:style>
    <style:style style:name="P15" style:family="paragraph" style:parent-style-name="Text_20_body">
      <style:paragraph-properties fo:text-align="center" style:justify-single-word="false"/>
      <style:text-properties fo:language="ru" fo:country="RU" fo:font-weight="bold" style:font-weight-asian="bold" style:font-weight-complex="bold"/>
    </style:style>
    <style:style style:name="P16" style:family="paragraph" style:parent-style-name="Text_20_body">
      <style:paragraph-properties fo:text-align="justify" style:justify-single-word="false"/>
      <style:text-properties fo:language="ru" fo:country="RU" fo:background-color="#00ccff"/>
    </style:style>
    <style:style style:name="P17" style:family="paragraph" style:parent-style-name="Text_20_body">
      <style:paragraph-properties fo:text-align="justify" style:justify-single-word="false"/>
      <style:text-properties fo:language="ru" fo:country="RU" fo:background-color="#ffffff"/>
    </style:style>
    <style:style style:name="P18" style:family="paragraph" style:parent-style-name="Text_20_body">
      <style:paragraph-properties fo:text-align="justify" style:justify-single-word="false"/>
      <style:text-properties fo:language="ru" fo:country="RU" fo:background-color="transparent"/>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ab-stops>
          <style:tab-stop style:position="19.029cm"/>
        </style:tab-stops>
      </style:paragraph-properties>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background-color="#ffff00"/>
    </style:style>
    <style:style style:name="P24" style:family="paragraph" style:parent-style-name="Text_20_body">
      <style:text-properties fo:language="en" fo:country="US"/>
    </style:style>
    <style:style style:name="P25" style:family="paragraph" style:parent-style-name="Text_20_body">
      <style:paragraph-properties fo:text-align="justify" style:justify-single-word="false"/>
      <style:text-properties fo:language="en" fo:country="US"/>
    </style:style>
    <style:style style:name="P26" style:family="paragraph" style:parent-style-name="Text_20_body">
      <style:paragraph-properties fo:text-align="center" style:justify-single-word="false"/>
      <style:text-properties fo:language="en" fo:country="US"/>
    </style:style>
    <style:style style:name="P27" style:family="paragraph" style:parent-style-name="Text_20_body">
      <style:paragraph-properties fo:text-align="justify" style:justify-single-word="false"/>
      <style:text-properties fo:language="en" fo:country="US" fo:background-color="#ffff00"/>
    </style:style>
    <style:style style:name="P28" style:family="paragraph" style:parent-style-name="Text_20_body">
      <style:paragraph-properties fo:text-align="center" style:justify-single-word="false"/>
      <style:text-properties fo:language="en" fo:country="US" fo:font-style="italic" style:font-style-asian="italic" style:font-style-complex="italic"/>
    </style:style>
    <style:style style:name="P29" style:family="paragraph" style:parent-style-name="Text_20_body">
      <style:paragraph-properties fo:text-align="justify" style:justify-single-word="false"/>
      <style:text-properties fo:language="uk" fo:country="UA"/>
    </style:style>
    <style:style style:name="P30"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1" style:family="paragraph" style:parent-style-name="Text_20_body">
      <style:paragraph-properties fo:text-align="justify" style:justify-single-word="false"/>
      <style:text-properties fo:color="#c9211e" fo:language="ru" fo:country="RU"/>
    </style:style>
    <style:style style:name="P32"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3"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4" style:family="paragraph" style:parent-style-name="Text_20_body">
      <style:paragraph-properties fo:text-align="justify" style:justify-single-word="false"/>
      <style:text-properties fo:color="#0000ff"/>
    </style:style>
    <style:style style:name="P35" style:family="paragraph" style:parent-style-name="Text_20_body">
      <style:paragraph-properties fo:text-align="justify" style:justify-single-word="false"/>
      <style:text-properties fo:color="#0000ff" fo:language="en" fo:country="US"/>
    </style:style>
    <style:style style:name="P36" style:family="paragraph" style:parent-style-name="Quotations">
      <style:text-properties fo:language="ru" fo:country="RU"/>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1" style:family="paragraph" style:parent-style-name="Standard">
      <style:paragraph-properties fo:margin-left="0cm" fo:margin-right="0cm" fo:text-align="justify" style:justify-single-word="false" fo:text-indent="0.499cm" style:auto-text-indent="false"/>
      <style:text-properties fo:language="ru" fo:country="RU"/>
    </style:style>
    <style:style style:name="P42" style:family="paragraph" style:parent-style-name="Standard">
      <style:paragraph-properties fo:text-align="justify" style:justify-single-word="false"/>
      <style:text-properties fo:language="ru" fo:country="RU"/>
    </style:style>
    <style:style style:name="P43"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6"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style:paragraph-properties fo:text-align="justify" style:justify-single-word="false" fo:background-color="transparent">
        <style:background-image/>
      </style:paragraph-properties>
    </style:style>
    <style:style style:name="P48"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49"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0"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2"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3"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4"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justify" style:justify-single-word="false"/>
    </style:style>
    <style:style style:name="P57" style:family="paragraph" style:parent-style-name="Heading_20_1" style:master-page-name="MP0">
      <style:paragraph-properties fo:text-align="center" style:justify-single-word="false" style:page-number="auto" fo:break-before="page"/>
      <style:text-properties fo:language="ru" fo:country="RU"/>
    </style:style>
    <style:style style:name="P58" style:family="paragraph" style:parent-style-name="Heading_20_2">
      <style:paragraph-properties fo:text-align="center" style:justify-single-word="false"/>
      <style:text-properties fo:language="ru" fo:country="RU"/>
    </style:style>
    <style:style style:name="P59" style:family="paragraph" style:parent-style-name="Heading_20_2">
      <style:paragraph-properties fo:text-align="center" style:justify-single-word="false"/>
      <style:text-properties fo:language="en" fo:country="US" fo:font-weight="normal" style:font-weight-asian="normal" style:font-weight-complex="normal"/>
    </style:style>
    <style:style style:name="P60" style:family="paragraph" style:parent-style-name="Heading_20_2">
      <style:paragraph-properties fo:text-align="center" style:justify-single-word="false"/>
    </style:style>
    <style:style style:name="P61" style:family="paragraph" style:parent-style-name="Text_20_body">
      <style:paragraph-properties fo:text-align="justify" style:justify-single-word="false"/>
      <style:text-properties fo:language="ru" fo:country="RU"/>
    </style:style>
    <style:style style:name="P62" style:family="paragraph" style:parent-style-name="Text_20_body">
      <style:paragraph-properties fo:text-align="justify" style:justify-single-word="false"/>
      <style:text-properties fo:language="ru" fo:country="RU" fo:background-color="transparent"/>
    </style:style>
    <style:style style:name="P63" style:family="paragraph" style:parent-style-name="Text_20_body">
      <style:paragraph-properties fo:text-align="justify" style:justify-single-word="false"/>
      <style:text-properties fo:language="ru" fo:country="RU" fo:font-style="italic" fo:background-color="#ffff99" style:font-style-asian="italic" style:font-style-complex="italic"/>
    </style:style>
    <style:style style:name="P64" style:family="paragraph" style:parent-style-name="Text_20_body">
      <style:paragraph-properties fo:text-align="justify" style:justify-single-word="false"/>
      <style:text-properties fo:language="en" fo:country="US"/>
    </style:style>
    <style:style style:name="P65" style:family="paragraph" style:parent-style-name="Text_20_body">
      <style:paragraph-properties fo:text-align="center" style:justify-single-word="false"/>
      <style:text-properties fo:language="en" fo:country="US"/>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color="#0000ff"/>
    </style:style>
    <style:style style:name="T14" style:family="text">
      <style:text-properties fo:color="#0000ff" fo:language="ru" fo:country="RU"/>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language="ru" fo:country="RU" style:font-size-asian="12pt" style:font-size-complex="12pt"/>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fo:background-color="#ffff99" style:font-style-asian="italic" style:font-style-complex="italic"/>
    </style:style>
    <style:style style:name="T20" style:family="text">
      <style:text-properties fo:background-color="#ffff00"/>
    </style:style>
    <style:style style:name="T21" style:family="text">
      <style:text-properties fo:language="uk" fo:country="UA"/>
    </style:style>
    <style:style style:name="T22" style:family="text">
      <style:text-properties fo:language="uk" fo:country="UA" fo:font-style="italic" fo:background-color="#ffff00" style:font-style-asian="italic" style:font-style-complex="italic"/>
    </style:style>
    <style:style style:name="T23" style:family="text">
      <style:text-properties fo:language="uk" fo:country="UA" fo:background-color="transparent"/>
    </style:style>
    <style:style style:name="T24" style:family="text">
      <style:text-properties style:text-line-through-style="solid" fo:language="ru" fo:country="RU" style:text-underline-mode="continuous" style:text-overline-mode="continuous" style:text-line-through-mode="continuous"/>
    </style:style>
    <style:style style:name="T25" style:family="text">
      <style:text-properties style:text-line-through-style="solid" fo:language="ru" fo:country="RU" style:text-underline-mode="continuous" style:text-overline-mode="continuous" style:text-line-through-mode="continuous" fo:background-color="#ffff00"/>
    </style:style>
    <style:style style:name="T26" style:family="text">
      <style:text-properties style:text-line-through-style="solid" fo:language="ru" fo:country="RU" style:text-underline-mode="continuous" style:text-overline-mode="continuous" style:text-line-through-mode="continuous" fo:background-color="#00ccff"/>
    </style:style>
    <style:style style:name="T27" style:family="text">
      <style:text-properties fo:color="#c9211e" fo:language="ru" fo:country="RU"/>
    </style:style>
    <style:style style:name="T28" style:family="text">
      <style:text-properties fo:language="en" fo:country="US"/>
    </style:style>
    <style:style style:name="T29" style:family="text">
      <style:text-properties fo:language="en" fo:country="US" fo:background-color="#ffff00"/>
    </style:style>
    <style:style style:name="T30" style:family="text">
      <style:text-properties fo:language="en" fo:country="US" fo:font-weight="bold" style:font-weight-asian="bold" style:font-weight-complex="bold"/>
    </style:style>
    <style:style style:name="T31" style:family="text">
      <style:text-properties fo:language="en" fo:country="US" fo:background-color="transparent"/>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background-color="#ffff00"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style:use-window-font-color="true" fo:language="en" fo:country="US" fo:font-style="normal" style:font-style-asian="normal" style:font-style-complex="normal"/>
    </style:style>
    <style:style style:name="T36" style:family="text">
      <style:text-properties fo:background-color="transparent"/>
    </style:style>
    <style:style style:name="T3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Семь вечностей</text:h>
      <text:p text:style-name="P2">*ниспадающее безумие*</text:p>
      <text:p text:style-name="P10"/>
      <text:p text:style-name="P50">Война. Война никогда не меняется.</text:p>
      <text:p text:style-name="P50">Где-то я слышала эту фразу, но не могу вспомнить, где и от кого?</text:p>
      <text:p text:style-name="P50">Впрочем, это не имеет значения вне времени и пространства.</text:p>
      <text:p text:style-name="P50">Война никогда не меняется...</text:p>
      <text:p text:style-name="P50"/>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58" text:outline-level="2">Глава 1</text:h>
      <text:p text:style-name="P34"><text:span text:style-name="Default_20_Paragraph_20_Font"><text:span text:style-name="T14"/></text:span></text:p>
      <text:p text:style-name="P34"><text:span text:style-name="Default_20_Paragraph_20_Font"><text:span text:style-name="T14"/></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0"><text:span text:style-name="Default_20_Paragraph_20_Font"><text:span text:style-name="T1">Джет нетерпеливо толкает меня копытом в плечо.</text:span></text:span></text:p>
      <text:p text:style-name="P20"><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0"><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0"><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0"><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8">Нет, Агамемнон – ерунда.</text:p>
      <text:p text:style-name="P18">За нами. Гонятся. Чёртовы. Чокнутые. Пони.</text:p>
      <text:p text:style-name="P5"/>
      <text:p text:style-name="P1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8">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8"/>
      <text:p text:style-name="P18">Ну вот кто заставил тебя улыбаться Дейдре, Хуман? Ведь всё так неплохо шло…</text:p>
      <text:p text:style-name="P18"/>
      <text:p text:style-name="P26">~~~</text:p>
      <text:p text:style-name="P3">...</text:p>
      <text:p text:style-name="P20"><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0"><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0"><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0"><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47"><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0"><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0"><text:span text:style-name="Default_20_Paragraph_20_Font"><text:span text:style-name="T4">- Во-вторых, шанс получения потомства можно поднять с помощью магического ритуала “</text:span></text:span><text:span text:style-name="T18">Pornis</text:span><text:span text:style-name="Default_20_Paragraph_20_Font"><text:span text:style-name="T4"> </text:span></text:span><text:span text:style-name="T18">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8">Хр-р-р…</text:span></text:p>
      <text:p text:style-name="P22"/>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0"><text:span text:style-name="Default_20_Paragraph_20_Font"><text:span text:style-name="T4">- Мн-мн-хррр, - сонно чавкала пегаска, пуская слюни. - Гороховый суп закончился. </text:span></text:span><text:span text:style-name="T18">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0"><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8">Отстань, пожалуйста…</text:span></text:p>
      <text:p text:style-name="P22"/>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6">~~~</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58" text:outline-level="2">Глава 2</text:h>
      <text:p text:style-name="P2"/>
      <text:p text:style-name="P49">Также неизменна противоположная войне сущность - любовь.</text:p>
      <text:p text:style-name="P49">Война убивает, любовь же даёт силы бороться. </text:p>
      <text:p text:style-name="P49">Слабый огонёк сознания сражается с холодной бесконечностью небытия только для того, чтобы ещё раз увидеть Тебя.</text:p>
      <text:p text:style-name="P48"/>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0"><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0"><text:span text:style-name="Default_20_Paragraph_20_Font"><text:span text:style-name="T18">sanctificetur</text:span></text:span><text:span text:style-name="Default_20_Paragraph_20_Font"><text:span text:style-name="T4"> </text:span></text:span><text:span text:style-name="Default_20_Paragraph_20_Font"><text:span text:style-name="T18">nomen</text:span></text:span><text:span text:style-name="Default_20_Paragraph_20_Font"><text:span text:style-name="T4"> </text:span></text:span><text:span text:style-name="Default_20_Paragraph_20_Font"><text:span text:style-name="T18">tuum</text:span></text:span><text:span text:style-name="Default_20_Paragraph_20_Font"><text:span text:style-name="T4">;</text:span></text:span></text:p>
      <text:p text:style-name="P22">adveniat regnum tuum;</text:p>
      <text:p text:style-name="P22">fiat voluntas tua, sicut in caelo et in terra…</text:p>
      <text:p text:style-name="P22"/>
      <text:p text:style-name="P22">…хрррсссшшш…</text:p>
      <text:p text:style-name="P22"/>
      <text:p text:style-name="P22">ne nuclear bellum. Amen</text:p>
      <text:p text:style-name="P22"/>
      <text:p text:style-name="P22">…шшшссс…</text:p>
      <text:p text:style-name="P22"/>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0"><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0"/>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0"><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11">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20"><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0"><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0"><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0"><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0"><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0"><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0"><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0"><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0"/>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58" text:outline-level="2">Глава 3</text:h>
      <text:p text:style-name="P2"/>
      <text:p text:style-name="P52">Безвременье тьмы, безмолвие камня, бессмыслие скуки - мои спутники в вечном заточении. К ним привыкаешь за первую тысячу лет.</text:p>
      <text:p text:style-name="P51">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20"><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0"><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Дед, всего пару советов, и ты спасешь кучу людей.</text:p>
      <text:p text:style-name="P3"/>
      <text:p text:style-name="P3">Я покачал головой.</text:p>
      <text:p text:style-name="P3"><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ард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1">забор</text:span> нужен, скорее, для твоей <text:span text:style-name="T21">же </text:span>защиты, чем...</text:p>
      <text:p text:style-name="P7"><text:soft-page-break/></text:p>
      <text:p text:style-name="P3">- Понятно.</text:p>
      <text:p text:style-name="P3"/>
      <text:p text:style-name="P18">Я решил схитрить. Просто из интереса. Кроме него, больше ловить тут было нечего. <text:span text:style-name="T21">Тот Алекс, которого я когда-то знал, давно умер. А, может, никогда и не рождался.</text:span></text:p>
      <text:p text:style-name="P5"/>
      <text:p text:style-name="P18">- Хорошо, Алекс, почти убедил. Я практически готов согласиться. Олени, девочки, признание – с детства мечтал, <text:span text:style-name="T21">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1">в таких </text:span>вот <text:span text:style-name="T21">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8"/>
      <text:p text:style-name="P1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8"/>
      <text:p text:style-name="P18">- Дед, вот ты зря корчишь из себя такого прожжёного циника. Я-то знаю, что ты не такой. <text:span text:style-name="T21">Да не хмурься,</text:span><text:span text:style-name="T28">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Барьер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Последняя версия нейроинтерфейса стоит дороже нашего офиса, а их нужно заказывать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компом, — и, самое главное, выдумать правдоподобную причину перед старцами, почему нам нужно финансирование на очередного посредник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8"/>
      <text:p text:style-name="P18">Алекс вытер платком пот.</text:p>
      <text:p text:style-name="P18"/>
      <text:p text:style-name="P18">- И, да, что бы ты ни говорил там, я по-прежнему считаю тебя своим другом. Знаешь, мне почему-то кажется, что старые добрые времена ещё наступят. Ты вернёшься в «Барьер», и мы снова будем 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8"><text:soft-page-break/>-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8">- Дед, - мягко остановил меня Алекс. - Не надо. Не даешь мне помечтать, жестокий человек…</text:p>
      <text:p text:style-name="P18"/>
      <text:p text:style-name="P18">Выплюнув жвачку в салфетку и аккуратно препроводив бумажный шарик в ведро, Алекс печально развёл руками.</text:p>
      <text:p text:style-name="P18"/>
      <text:p text:style-name="P18">- Хотя меня не уведомляют о высших целях “Барьер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тогда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1">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0"><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 недостижимое преимущество в наших реалиях. К счастью, <text:s/>их </text:span></text:span><text:span text:style-name="Default_20_Paragraph_20_Font"><text:span text:style-name="T36">CAESAR, </text:span></text:span><text:span text:style-name="Default_20_Paragraph_20_Font"><text:span text:style-name="T11">как и </text:span></text:span><text:span text:style-name="Default_20_Paragraph_20_Font"><text:span text:style-name="T23">наш </text:span></text:span><text:span text:style-name="Default_20_Paragraph_20_Font"><text:span text:style-name="T31">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всем нам было страшно – остальные наблюдали по интеркому.</text:p>
      <text:p text:style-name="P3"/>
      <text:p text:style-name="P3">- Что? - я недоумённо уставился на Алекса.</text:p>
      <text:p text:style-name="P3"/>
      <text:p text:style-name="P3"><text:soft-page-break/>-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0"><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6">~~~</text:p>
      <text:p text:style-name="P3"/>
      <text:p text:style-name="P3">.</text:p>
      <text:p text:style-name="P3"><text:soft-page-break/>.</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text:soft-page-break/>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text:soft-page-break/>- Нет.</text:p>
      <text:p text:style-name="P20"><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0"><text:span text:style-name="Default_20_Paragraph_20_Font"><text:span text:style-name="T21">Оно п</text:span></text:span><text:span text:style-name="Default_20_Paragraph_20_Font"><text:span text:style-name="T1">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text:soft-page-break/>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0"><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0"><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4"/>
      <text:p text:style-name="P3">- Ну так и жри, пока не скисло! - заорала поняха, повернув к нему голову.</text:p>
      <text:p text:style-name="P3"/>
      <text:p text:style-name="P20"><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text:soft-page-break/>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0"><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text:soft-page-break/></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text:soft-page-break/>-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text:soft-page-break/>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text:soft-page-break/>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0">-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7">Рыжегривая поняха в веснушках весело подмигнула нам из-под ковбойской шляпы, нахлобученной прямо поверх ржавого шлема.…</text:span></text:p>
      <text:p text:style-name="P3"/>
      <text:p text:style-name="P26">~~~</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58" text:outline-level="2">Глава 4</text:h>
      <text:p text:style-name="P2"/>
      <text:p text:style-name="P53">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4"><text:soft-page-break/>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0"><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0"><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text:soft-page-break/>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0"><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0"><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8">Я уже отчаялся остановить вышедшего на орбиту философа и просто старался не заснуть.</text:p>
      <text:p text:style-name="P5"/>
      <text:p text:style-name="P18">-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18">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8"><text:soft-page-break/></text:p>
      <text:p text:style-name="P18">-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8">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8"/>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 Да не смотри ты на меня, как кролик на удава! - отмахнулся Дредд, - умер новенький. Сегодня утром. Я как раз на утреннем осмотре был.</text:p>
      <text:p text:style-name="P3"/>
      <text:p text:style-name="P3">У меня перехватило дыхание.</text:p>
      <text:p text:style-name="P3"/>
      <text:p text:style-name="P3"><text:soft-page-break/>-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6">***</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text:soft-page-break/>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0"><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
      <text:p text:style-name="P3"><text:soft-page-break/>-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text:soft-page-break/>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зна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6">~~~</text:p>
      <text:p text:style-name="P63">…Я беру Крысу в руки и, шатаясь, иду к машине.</text:p>
      <text:p text:style-name="P63"/>
      <text:p text:style-name="P63">«Постарайся выжить…»</text:p>
      <text:p text:style-name="P63"/>
      <text:p text:style-name="P63">В далёкой синеве неба появляются белые полоски инверсных следов ракет.</text:p>
      <text:p text:style-name="P63">Се-лес-тия — повторяю незнакомое, но в то же время удивительно волнующее имя.</text:p>
      <text:p text:style-name="P63"/>
      <text:p text:style-name="P63">Я открываю дверь кабины и осторожно кладу Крысу на пилотское кресло. Потом закрываю кабину.</text:p>
      <text:p text:style-name="P63">- Извини, Хэвен. Не вижу смысла.</text:p>
      <text:p text:style-name="P63"/>
      <text:p text:style-name="P6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63">Меня охватывает какое-то лёгкое чувство конца всего: всех условностей и ограничений, тоски, безысходности. Чувство свободы.</text:p>
      <text:p text:style-name="P6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19">Я продолжаю смеяться до тех пор, пока сияние не выжигает мне глаза…</text:span></text:span></text:p>
      <text:p text:style-name="P20"><text:span text:style-name="Default_20_Paragraph_20_Font"><text:span text:style-name="T1"/></text:span></text:p>
      <text:p text:style-name="P16"><text:soft-page-break/></text:p>
      <text:p text:style-name="P26">~~~</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услышанное тихим всхлипом и холод сковывает меня,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8">М</text:span>’<text:span text:style-name="T28">боно</text:span> и не хотят оставаться здесь сверх необходимого.</text:p>
      <text:p text:style-name="P3"/>
      <text:h text:style-name="P58" text:outline-level="2">Глава 5</text:h>
      <text:p text:style-name="P2"/>
      <text:p text:style-name="P20"><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0"><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text:soft-page-break/></text:p>
      <text:p text:style-name="P3">…</text:p>
      <text:p text:style-name="P3"/>
      <text:p text:style-name="P20"><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0"><text:span text:style-name="Default_20_Paragraph_20_Font"><text:span text:style-name="T4">…</text:span></text:span><text:span text:style-name="Default_20_Paragraph_20_Font"><text:span text:style-name="T18">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p text:style-name="P26">~~~</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text:soft-page-break/>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text:soft-page-break/></text:p>
      <text:p text:style-name="P20"><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58" text:outline-level="2"><text:span text:style-name="Default_20_Paragraph_20_Font"><text:span text:style-name="T36">Глава </text:span></text:span><text:span text:style-name="T36">6</text:span></text:h>
      <text:p text:style-name="P3"/>
      <text:p text:style-name="P20"><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0"><text:soft-page-break/><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6">~~~</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text:soft-page-break/></text:p>
      <text:p text:style-name="P3">- Э-э-э… Что за… ?</text:p>
      <text:p text:style-name="P3"/>
      <text:p text:style-name="P20"><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text:soft-page-break/>Я спустился в долину и составил компанию пегаске.</text:p>
      <text:p text:style-name="P3">…</text:p>
      <text:p text:style-name="P3">…</text:p>
      <text:p text:style-name="P3">…</text:p>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text:soft-page-break/>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20"><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58" text:outline-level="2">Глава 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0"><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text:soft-page-break/></text:p>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59" text:outline-level="2">~~~</text:h>
      <text:p text:style-name="P3"/>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text:soft-page-break/>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text:soft-page-break/>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text:soft-page-break/>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text:soft-page-break/>- Попались, красавчики!</text:p>
      <text:p text:style-name="P3"/>
      <text:p text:style-name="P3">Картинка меркнет перед моими глазами и сознание выключается.</text:p>
      <text:p text:style-name="P3"/>
      <text:h text:style-name="P58" text:outline-level="2">Глава 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text:soft-page-break/>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6">~~~</text:p>
      <text:p text:style-name="P2"/>
      <text:p text:style-name="P20"><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text:soft-page-break/>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soft-page-break/>…</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text:soft-page-break/></text:p>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0"><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58" text:outline-level="2"><text:soft-page-break/>Глава 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0"><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0"><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text:soft-page-break/>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0"><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0"><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text:soft-page-break/>Закрыв изнутри дверь на защёлку, я прошёл в вестибюль.</text:p>
      <text:p text:style-name="P3"/>
      <text:p text:style-name="P20"><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0"><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20"><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text:soft-page-break/>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четверть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0"><text:soft-page-break/><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0"><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text:span></text:span><text:span text:style-name="Default_20_Paragraph_20_Font"><text:span text:style-name="T1">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20"><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20"><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6">… Определён нейроинтерфейс 0.12-альфа</text:p>
      <text:p text:style-name="P36">… Поиск соединения</text:p>
      <text:p text:style-name="P36">… Соединение установлено</text:p>
      <text:p text:style-name="P3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6">… До начала диалога осталось пять… четыре… три…</text:p>
      <text:p text:style-name="P36"/>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20"><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text:soft-page-break/></text:p>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Она с шумом выдохнула.</text:p>
      <text:p text:style-name="P3">- Приветствие принято, Оператор 1. Начинаем диалог.</text:p>
      <text:p text:style-name="P5"/>
      <text:p text:style-name="P26">~~~</text:p>
      <text:p text:style-name="P26"/>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text:soft-page-break/>-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0"><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58" text:outline-level="2">Глава 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text:soft-page-break/>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20"><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text:soft-page-break/>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0"><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0"><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8">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7"/>
      <text:p text:style-name="P20"><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text:soft-page-break/>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0"><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text:span></text:span><text:span text:style-name="Default_20_Paragraph_20_Font"><text:span text:style-name="T1">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0"><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text:soft-page-break/>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0"><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20"><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20"><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0"><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text:soft-page-break/>-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0"><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0"><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text:span></text:span><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text:soft-page-break/>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0"><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0"><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text:soft-page-break/>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0"><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20"><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 нейросети</text:span></text:span><text:span text:style-name="Default_20_Paragraph_20_Font"><text:span text:style-name="T1">, не обладающих сознанием!</text:span></text:span></text:p>
      <text:p text:style-name="P3"/>
      <text:p text:style-name="P20"><text:span text:style-name="Default_20_Paragraph_20_Font"><text:span text:style-name="T9">***EMERGENCY PROTOCOL! T-45</text:span></text:span><text:span text:style-name="Default_20_Paragraph_20_Font"><text:span text:style-name="T30">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text:soft-page-break/>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0"><text:span text:style-name="Default_20_Paragraph_20_Font"><text:span text:style-name="T2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0">https://www.youtube.com/watch?v=u1ZoHfJZACA</text:span></text:span></text:a><text:span text:style-name="Default_20_Paragraph_20_Font"><text:span text:style-name="T20">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0"><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text:soft-page-break/></text:p>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0"><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58" text:outline-level="2"/>
      <text:p text:style-name="P26">~~~</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text:soft-page-break/>-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text:soft-page-break/></text:p>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58" text:outline-level="2">Глава 1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text:soft-page-break/></text:p>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0"><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text:soft-page-break/>-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0"><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text:soft-page-break/></text:p>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0"><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text:soft-page-break/></text:p>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0"><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1"><text:soft-page-break/>- Ха-ха-ха-ха-ха! - смеётся до того мрачный Архимед. - Да скорее нам починят кондиционер в курилке, чем тебя допустят до кнопок. Ты ж понимаешь…</text:p>
      <text:p text:style-name="P11">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1"/>
      <text:p text:style-name="P11">Хэвэн кивает головой с грустной улыбкой.</text:p>
      <text:p text:style-name="P11">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text:soft-page-break/>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text:soft-page-break/>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0"><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text:soft-page-break/></text:p>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0"><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text:soft-page-break/>-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text:soft-page-break/>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58" text:outline-level="2">Глава 12</text:h>
      <text:p text:style-name="P9"/>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text:soft-page-break/>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text:soft-page-break/>-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text:soft-page-break/>-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0"><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text:soft-page-break/>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text:soft-page-break/></text:p>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0"><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text:soft-page-break/></text:p>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text:soft-page-break/>«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58"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text:soft-page-break/>-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text:soft-page-break/>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0"><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20"><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0"><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text:soft-page-break/></text:p>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text:soft-page-break/>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0"><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0"><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text:soft-page-break/>-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58"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text:soft-page-break/>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text:soft-page-break/>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text:soft-page-break/>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20"><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text:soft-page-break/>-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text:soft-page-break/>-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0"><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0"><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text:soft-page-break/>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text:soft-page-break/>-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text:soft-page-break/>-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text:soft-page-break/>-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text:soft-page-break/>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0"><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0"><text:soft-page-break/><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text:soft-page-break/>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text:soft-page-break/>-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1"><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text:soft-page-break/></text:p>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text:soft-page-break/>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20"><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text:soft-page-break/>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text:soft-page-break/>-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58" text:outline-level="2">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text:soft-page-break/></text:p>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text:soft-page-break/>-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text:soft-page-break/></text:p>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text:soft-page-break/></text:p>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5">~~~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0"><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0"><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text:soft-page-break/></text:p>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text:soft-page-break/>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0"><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58" text:outline-level="2">Глава 16</text:h>
      <text:p text:style-name="P2"/>
      <text:p text:style-name="P37">Звон будильника чуть не проломил башку. Я открыл глаза.</text:p>
      <text:p text:style-name="P37"><text:soft-page-break/>Чёрт! На работу! Опять опаздываю!</text:p>
      <text:p text:style-name="P37">Я вскакиваю с постели и хватаюсь за футболку, прыгая одной ногой в штанине.</text:p>
      <text:p text:style-name="P37">Стоп!</text:p>
      <text:p text:style-name="P37"/>
      <text:p text:style-name="P37">Какая, к чёрту, работа? Какой, к чёрту, будильник? Неделю я не выхожу из дома, взяв отпуск за свой счёт. Хэвэн сказала ждать.</text:p>
      <text:p text:style-name="P37"/>
      <text:p text:style-name="P3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7"/>
      <text:p text:style-name="P37">«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text:soft-page-break/>-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text:soft-page-break/>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28">~~~</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8">&lt;</text:span><text:span text:style-name="T29">+ </text:span><text:span text:style-name="T20">она даст ему паранормальные способности — насколько успеет за эти секунды</text:span><text:span text:style-name="T28">&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text:soft-page-break/>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text:soft-page-break/></text:p>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text:soft-page-break/>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text:soft-page-break/>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text:soft-page-break/>-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text:soft-page-break/></text:p>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text:soft-page-break/></text:p>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text:soft-page-break/>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text:soft-page-break/>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0"><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0"><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0"><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20"><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0"><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0"><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0"><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0"><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0"><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0"><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0"><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0"><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0"><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0"><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0"><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58"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0"><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0"><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0"><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text:soft-page-break/></text:p>
      <text:p text:style-name="P20"><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0"><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0"><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7">Pnakotic</text:span></text:span><text:span text:style-name="Default_20_Paragraph_20_Font"><text:span text:style-name="T3"> </text:span></text:span><text:span text:style-name="Default_20_Paragraph_20_Font"><text:span text:style-name="T17">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20"><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8">Я дёргаю замок.</text:p>
      <text:p text:style-name="P38">– Как ты его раскрыла зубами-то? Я двумя руками закрыть не могу! Кажись, этот доспех узковат для твоей жопы!</text:p>
      <text:p text:style-name="P38">– Я помогу! – <text:s/>Селестия изгибает шею и зубами сжимает защёлку.</text:p>
      <text:p text:style-name="P38"/>
      <text:p text:style-name="P38">ШЛОП!</text:p>
      <text:p text:style-name="P38"><text:soft-page-break/></text:p>
      <text:p text:style-name="P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0"><text:span text:style-name="Default_20_Paragraph_20_Font"><text:span text:style-name="T1">Аликорница облизывает карамельную тросточку. Я склоняюсь над «</text:span></text:span><text:span text:style-name="Default_20_Paragraph_20_Font"><text:span text:style-name="T17">Pnakotic</text:span></text:span><text:span text:style-name="Default_20_Paragraph_20_Font"><text:span text:style-name="T3"> </text:span></text:span><text:span text:style-name="Default_20_Paragraph_20_Font"><text:span text:style-name="T17">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58"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0"><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0"><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20"><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3">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0"><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1">но</text:span> мне <text:span text:style-name="T21">сказочно </text:span>повезло - Хэвэн не является живой.</text:p>
      <text:p text:style-name="P11"><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1">окончательно</text:span>.</text:p>
      <text:p text:style-name="P20"><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Я очень хочу, я мечтаю, что м</text:span></text:span><text:span text:style-name="Default_20_Paragraph_20_Font"><text:span text:style-name="T6">ы</text:span></text:span><text:span text:style-name="Default_20_Paragraph_20_Font"><text:span text:style-name="T22"> опять встретимся.</text:span></text:span></text:p>
      <text:p text:style-name="P20"><text:span text:style-name="Default_20_Paragraph_20_Font"><text:span text:style-name="T22">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0"/>
      <text:p text:style-name="P26">~~~</text:p>
      <text:p text:style-name="P26"/>
      <text:p text:style-name="P20"><text:span text:style-name="Default_20_Paragraph_20_Font"><text:span text:style-name="T1">… Сияние. </text:span></text:span></text:p>
      <text:p text:style-name="P20"><text:span text:style-name="Default_20_Paragraph_20_Font"><text:span text:style-name="T21">Оно п</text:span></text:span><text:span text:style-name="Default_20_Paragraph_20_Font"><text:span text:style-name="T1">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1">В какой-то момент пришло осознание.</text:p>
      <text:p text:style-name="P38"/>
      <text:p text:style-name="P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0"><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0"><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5">~~~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0"><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0"><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0"><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0"><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0"><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0"><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0"><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0"><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0"><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20"><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0"><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0"><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5">&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0"/>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8">ОБМА-</text:span>А<text:span text:style-name="T28">-</text:span>А-<text:span text:style-name="T28">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29">-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1">На последних ярдах к защитному </text:span>э<text:span text:style-name="T21">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8"><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5">-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5">&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1">проклятие</text:span> «Каменный лёд». Я изобрела его для <text:span text:style-name="T21">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1">Если я не </text:span>ошибаюсь<text:span text:style-name="T21"> в природе </text:span>э<text:span text:style-name="T21">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1">п-</text:span>прощай!</text:p>
      <text:p text:style-name="P3"/>
      <text:p text:style-name="P3">Мир растворяется в ослепительном сиянии...</text:p>
      <text:p text:style-name="P25">&lt;<text:span text:style-name="T2">всё время войны сестёр была ночь</text:span>&gt;</text:p>
      <text:p text:style-name="P20"><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0"><text:span text:style-name="Default_20_Paragraph_20_Font"><text:span text:style-name="T1"/></text:span></text:p>
      <text:h text:style-name="P60" text:outline-level="2"><text:span text:style-name="Default_20_Paragraph_20_Font"><text:span text:style-name="T28">~~~ </text:span></text:span><text:span text:style-name="Default_20_Paragraph_20_Font"><text:span text:style-name="T1">Интермедия </text:span></text:span><text:span text:style-name="Default_20_Paragraph_20_Font"><text:span text:style-name="T28">~~~ </text:span></text:span></text:h>
      <text:p text:style-name="P19"><text:span text:style-name="Default_20_Paragraph_20_Font"><text:span text:style-name="T28"/></text:span></text:p>
      <text:p text:style-name="P20"><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0"><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0"><text:span text:style-name="Default_20_Paragraph_20_Font"><text:span text:style-name="T1"/></text:span></text:p>
      <text:h text:style-name="P55" text:outline-level="1"><text:soft-page-break/><text:span text:style-name="Default_20_Paragraph_20_Font"><text:span text:style-name="T1"/></text:span></text:h>
      <text:p text:style-name="P20"><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2"/>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0"><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7">В последнюю секунду Хэвэн </text:span></text:span><text:span text:style-name="Default_20_Paragraph_20_Font"><text:span text:style-name="T27">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7">—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0"><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0"><text:span text:style-name="Default_20_Paragraph_20_Font"><text:span text:style-name="T10">Действие начинается снова с </text:span></text:span><text:span text:style-name="Default_20_Paragraph_20_Font"><text:span text:style-name="T26">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0"><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0">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20"><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0"><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20"><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0"><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58"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5"><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6">~~~</text:p>
      <text:p text:style-name="P26"/>
      <text:p text:style-name="P25">...<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5">Т</text:span><text:span text:style-name="T34">ы что за хрен вообще? </text:span><text:span text:style-name="T35">– </text:span><text:span text:style-name="T34">наконец-то обретаю речь я.</text:span></text:p>
      <text:p text:style-name="P32">-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2">- Да-да, у меня похожее чувство, - мрачно сообщаю я. - По-моему, мы уже пересекались раньше.</text:p>
      <text:p text:style-name="P32">-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2"><text:soft-page-break/>- Что?</text:p>
      <text:p text:style-name="P32"/>
      <text:p text:style-name="P40"><text:span text:style-name="T28">С кончика малого рога </text:span>существа<text:span text:style-name="T28"> </text:span>срывается <text:span text:style-name="T28">молния и под ним материализов</text:span>ывается<text:span text:style-name="T28"> </text:span>зелёный <text:span text:style-name="T28">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2"/>
      <text:p text:style-name="P32">-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2">-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6">-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2">- Потому что его нет, - я снова закашливаюсь сухим смехом. <text:span text:style-name="T28">-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2">-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2">Сверхаликорн подаёт стакан воды.</text:p>
      <text:p text:style-name="P32"/>
      <text:p text:style-name="P32">- И что же ты теперь собираешься делать? - продолжает Анакорн.</text:p>
      <text:p text:style-name="P32">- Не знаю. Думаю, может, сдохнуть прямо тут?</text:p>
      <text:p text:style-name="P32">-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2"/>
      <text:p text:style-name="P32">Я саркастически улыбаюсь в ответ. Да, я хочу. Вот только желание это неосуществимо, если только Анакорн не умеет воскрешать мёртвых.</text:p>
      <text:p text:style-name="P32"><text:soft-page-break/></text:p>
      <text:p text:style-name="P32">- Ты умеешь возвращать с того света?</text:p>
      <text:p text:style-name="P32">-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2">-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2">- Да ну, зачем статую? - огорчается Анакорн. - Не буду я превращать тебя в статую. Есть одно решение...</text:p>
      <text:p text:style-name="P32"/>
      <text:p text:style-name="P32">Демиург морщит лоб и зависает, уставившись в одну точку.</text:p>
      <text:p text:style-name="P32">- И?..</text:p>
      <text:p text:style-name="P32">Я замечаю, что мои кисти светятся голубоватым свечением, а кончики пальцев становятся полупрозрачными. </text:p>
      <text:p text:style-name="P32">- <text:s/>Тебе пора уходить. Слишком долго находился возле меня. Ты сгораешь, - объясняет Анакорн.</text:p>
      <text:p text:style-name="P32">- Так что там насчёт решения? - не отстаю я.</text:p>
      <text:p text:style-name="P32"><text:span text:style-name="T21">С</text:span>верхаликорн <text:span text:style-name="T21">морщит лоб, сосредоточиваясь</text:span>. <text:span text:style-name="T21">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2"/>
      <text:p text:style-name="P32">-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2">- А за какой дверью Сел?</text:p>
      <text:p text:style-name="P32">- Не знаю, - раздражённо бросает Анакорн, - сердце подскажет. Поторопись, если не хочешь превратиться в сияющий эфир!</text:p>
      <text:p text:style-name="P32"/>
      <text:p text:style-name="P32">Сверхаликорн нетерпеливым жестом указывает в направлении дверей.</text:p>
      <text:p text:style-name="P32">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2">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2">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2"/>
      <text:p text:style-name="P32">Голубоватое свечение уже расширилось с кистей на руки и торс, последние фаланги пальцев едва видны.</text:p>
      <text:p text:style-name="P32">Может, тут и остановиться? Сияющий эфир и каменная статуя — хорошая пара, как по мне.</text:p>
      <text:p text:style-name="P32">Нет, эту историю надо пройти до конца.</text:p>
      <text:p text:style-name="P32">Медленно возвращаюсь к светящимся проёмам дверей.</text:p>
      <text:p text:style-name="P32">Вот оно!</text:p>
      <text:p text:style-name="P32">Останавливаюсь напротив проёма, почувствовав легчайший укол. Делаю шаг к двери — и чувствую знакомое жжение в груди.</text:p>
      <text:p text:style-name="P32"/>
      <text:p text:style-name="P32">- Ну привет-привет, - блаженно улыбаюсь я старой знакомой.</text:p>
      <text:p text:style-name="P32">Прижатая к области сердца рука ощущает очертания фигурки аликорна, как будто выросшей из груди.</text:p>
      <text:p text:style-name="P32"/>
      <text:p text:style-name="P32">Что-то это да значит.</text:p>
      <text:p text:style-name="P32"/>
      <text:p text:style-name="P32">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2">Да плевать — если дверь нельзя открыть — её можно выбить. Эта мысль заполняет всё сознание.</text:p>
      <text:p text:style-name="P32">Изо всех сил замахиваюсь ногой и втапливаю по двери. Нога проваливается в дверь, а за ней и весь я.</text:p>
      <text:p text:style-name="P32"/>
      <text:p text:style-name="P32">- Ну, или так, - успеваю подумать я.</text:p>
      <text:p text:style-name="P32"/>
      <text:p text:style-name="P32"/>
      <text:p text:style-name="P32"/>
      <text:p text:style-name="P32"/>
      <text:p text:style-name="P33">Крепкий орешек, развоплощение не повлияло твой характер. Как был хамом, так и остался.</text:p>
      <text:p text:style-name="P33">- Мы ведь виделись раньше, да? Почему-то ты кажешься мне знакомым, - угрюмо замечаю я. - Хотя, хоть убей, не вспомню, где.</text:p>
      <text:p text:style-name="P33">-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3">- Хреново, - ещё угрюмее говорю я. - Полчаса назад попал в эпицентр ядерного взрыва.</text:p>
      <text:p text:style-name="P33">-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3"><text:soft-page-break/></text:p>
      <text:p text:style-name="P33">Я молча прикидываю, смогу ли дотянуться до его носа кулаком? А ногой?</text:p>
      <text:p text:style-name="P33">Анакорн как будто понимает, что я замышляю. Он отступает шаг назад и примирительно поднимает вверх копыто.</text:p>
      <text:p text:style-name="P33"/>
      <text:p text:style-name="P27"><text:span text:style-name="T34">- </text:span><text:span text:style-name="T32">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3"/>
      <text:p text:style-name="P39"><text:span text:style-name="T28">С кончика малого рога Анакорна </text:span>срывается<text:span text:style-name="T28"> молния и под ним материализов</text:span>ывается<text:span text:style-name="T28"> </text:span>зелёный <text:span text:style-name="T28">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5"/>
      <text:p text:style-name="P45">-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5"/>
      <text:p text:style-name="P4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5">- Стоп-стоп-стоп! Помедленнее, я нихрена не понял! - хватаюсь за голову я. - Какая-такая подружка? Какая просьба? Какой мир? Что за бред?</text:p>
      <text:p text:style-name="P44"/>
      <text:p text:style-name="P25"><text:span text:style-name="T34">&lt;</text:span><text:span text:style-name="Default_20_Paragraph_20_Font"><text:span text:style-name="T3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5"><text:span text:style-name="Default_20_Paragraph_20_Font"><text:span text:style-name="T33">Эпилог.)</text:span></text:span><text:span text:style-name="T34">&gt;</text:span></text:p>
      <text:p text:style-name="P32"/>
      <text:p text:style-name="P3"/>
      <text:p text:style-name="P20"><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0"/>
      <text:p text:style-name="P20"><text:span text:style-name="Default_20_Paragraph_20_Font"><text:span text:style-name="T2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0"><text:span text:style-name="Default_20_Paragraph_20_Font"><text:span text:style-name="T2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5">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1"/>
      <text:p text:style-name="P20"><text:span text:style-name="Default_20_Paragraph_20_Font"><text:span text:style-name="T1"/></text:span></text:p>
      <text:p text:style-name="P3"/>
      <text:p text:style-name="P3"/>
      <text:p text:style-name="P2">***</text:p>
      <text:p text:style-name="P7"/>
      <text:p text:style-name="P20"><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text:soft-page-break/>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0"><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58"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0">===================================================</text:p>
      <text:p text:style-name="P20">… Вы и есть сопротивление!</text:p>
      <text:p text:style-name="P3">&lt;временная петля&gt;</text:p>
      <text:p text:style-name="P3"><text:soft-page-break/></text:p>
      <text:p text:style-name="P3"/>
      <text:p text:style-name="P3"/>
      <text:p text:style-name="P16"/>
      <text:p text:style-name="P3"/>
      <text:p text:style-name="P20"><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0"><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0"/>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0"><text:span text:style-name="Default_20_Paragraph_20_Font"><text:span text:style-name="T1">- Мой первый Учитель… Я узнала тебя… </text:span></text:span>Мне тебя не хватало.</text:p>
      <text:p text:style-name="P20"/>
      <text:p text:style-name="P3">Деревья расступились и на поляну вышла Хэвэн.</text:p>
      <text:p text:style-name="P3"/>
      <text:p text:style-name="P20"><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0"><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58"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0"><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0"><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0"><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20"><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0"><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60" text:outline-level="2">Эпилог</text:h>
      <text:p text:style-name="P2"/>
      <text:p text:style-name="P15">~~~5000 лет от основания Эквестрии~~~</text:p>
      <text:p text:style-name="P6"><text:soft-page-break/></text:p>
      <text:p text:style-name="Text_20_body">Mike Oldfield - In the beginning &amp; Let there be light <text:s text:c="5"/>или <text:s text:c="5"/>Oceania</text:p>
      <text:p text:style-name="P20"><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0">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4">-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4"><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1">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4"/>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1">пла</text:span>-<text:span text:style-name="T21">пла</text:span>-<text:span text:style-name="T21">пла</text:span>-и есё много <text:span text:style-name="T21">л</text:span>аз <text:span text:style-name="T21">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1">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8">~</text:span> 300 <text:span text:style-name="T28">Anno Celestia</text:span>» .</text:p>
      <text:p text:style-name="P24">-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3"/>
      <text:p text:style-name="P2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0">Pink Floyd “Keep Talking” <text:a xlink:type="simple" xlink:href="https://www.youtube.com/watch?v=CVhYW6e3qc8" office:target-frame-name="_top" xlink:show="replace" text:style-name="Internet_20_link" text:visited-style-name="Visited_20_Internet_20_Link">https://www.youtube.com/watch?v=CVhYW6e3qc8</text:a></text:p>
      <text:p text:style-name="P20"/>
      <text:p text:style-name="P20">Daft Punk - Veridis Quo</text:p>
      <text:p text:style-name="P20">https://www.youtube.com/watch?v=HhZaHf8RP6g</text:p>
      <text:p text:style-name="P20"><text:soft-page-break/><text:a xlink:type="simple" xlink:href="https://www.youtube.com/watch?v=ySLc8gZ3oEc" office:target-frame-name="_top" xlink:show="replace" text:style-name="Internet_20_link" text:visited-style-name="Visited_20_Internet_20_Link">https://www.youtube.com/watch?v=ySLc8gZ3oEc</text:a></text:p>
      <text:p text:style-name="P20"/>
      <text:p text:style-name="P20">Eye Of The Tiger</text:p>
      <text:p text:style-name="P20"/>
      <text:p text:style-name="P20">Alphaville – Forever Young</text:p>
      <text:p text:style-name="P20">The Doors “Light My Fire”</text:p>
      <text:p text:style-name="P20">Pink Floyd “Another Brick In The Wall” (https://www.youtube.com/watch?v=krYK1jWz0Lo <text:s/>),</text:p>
      <text:p text:style-name="P20">“Is the anybody here” (Pulse)</text:p>
      <text:p text:style-name="P20">“Marooned”</text:p>
      <text:p text:style-name="P20">&lt;Pink Floyd - «Hey you» (Pulse)&gt;</text:p>
      <text:p text:style-name="P20"/>
      <text:p text:style-name="P2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0"><text:soft-page-break/>&lt;<text:span text:style-name="Default_20_Paragraph_20_Font"><text:span text:style-name="T20">Pink Floyd — Kepp Talking (Pulse), Hey you (Pulse), Sorrow (Pulse), High Hopes (Pulse)</text:span></text:span>&gt;</text:p>
      <text:p text:style-name="P2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0">Oasis — Wonderwall (<text:a xlink:type="simple" xlink:href="https://www.youtube.com/watch?v=6hzrDeceEKc" office:target-frame-name="_top" xlink:show="replace" text:style-name="Internet_20_link" text:visited-style-name="Visited_20_Internet_20_Link">https://www.youtube.com/watch?v=6hzrDeceEKc</text:a> )</text:p>
      <text:p text:style-name="P2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0"><text:a xlink:type="simple" xlink:href="https://www.youtube.com/watch?v=nGhoBnx3Pt0" office:target-frame-name="_top" xlink:show="replace" text:style-name="Internet_20_link" text:visited-style-name="Visited_20_Internet_20_Link">https://www.youtube.com/watch?v=nGhoBnx3Pt0</text:a></text:p>
      <text:p text:style-name="P20"><text:a xlink:type="simple" xlink:href="https://www.youtube.com/watch?v=UVWiArQL_oI" office:target-frame-name="_top" xlink:show="replace" text:style-name="Internet_20_link" text:visited-style-name="Visited_20_Internet_20_Link">https://www.youtube.com/watch?v=UVWiArQL_oI</text:a></text:p>
      <text:p text:style-name="P20"/>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8">Blue man group - Chill and zone out </text:span><text:a xlink:type="simple" xlink:href="https://www.youtube.com/watch?v=_yfDjBl__o8" text:style-name="Internet_20_link" text:visited-style-name="Visited_20_Internet_20_Link"><text:span text:style-name="T28">https://www.youtube.com/watch?v=_yfDjBl__o8</text:span></text:a></text:p>
      <text:p text:style-name="Text_20_body"><text:span text:style-name="T28">Florian Renner – retrowave </text:span><text:a xlink:type="simple" xlink:href="https://www.youtube.com/watch?v=Zev0wz87hVw" text:style-name="Internet_20_link" text:visited-style-name="Visited_20_Internet_20_Link"><text:span text:style-name="T28">https://www.youtube.com/watch?v=Zev0wz87hVw</text:span></text:a></text:p>
      <text:p text:style-name="P24">Yes – Owner of A Lonely Heart - <text:a xlink:type="simple" xlink:href="https://www.youtube.com/watch?v=vpIduDaggVA" text:style-name="Internet_20_link" text:visited-style-name="Visited_20_Internet_20_Link">https://www.youtube.com/watch?v=vpIduDaggVA</text:a></text:p>
      <text:p text:style-name="P20"><text:span text:style-name="Default_20_Paragraph_20_Font"><text:span text:style-name="T14">009 </text:span></text:span><text:span text:style-name="Default_20_Paragraph_20_Font"><text:span text:style-name="T13">Sound</text:span></text:span><text:span text:style-name="Default_20_Paragraph_20_Font"><text:span text:style-name="T14"> </text:span></text:span><text:span text:style-name="Default_20_Paragraph_20_Font"><text:span text:style-name="T13">System</text:span></text:span><text:span text:style-name="Default_20_Paragraph_20_Font"><text:span text:style-name="T14"> – </text:span></text:span><text:span text:style-name="Default_20_Paragraph_20_Font"><text:span text:style-name="T13">DreamScape</text:span></text:span><text:span text:style-name="Default_20_Paragraph_20_Font"><text:span text:style-name="T14"> (</text:span></text:span><text:a xlink:type="simple" xlink:href="https://www.youtube.com/watch?v=TKfS5zVfGBc" office:target-frame-name="_top" xlink:show="replace" text:style-name="Internet_20_link" text:visited-style-name="Visited_20_Internet_20_Link"><text:span text:style-name="Default_20_Paragraph_20_Font"><text:span text:style-name="T13">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3">zVfGBc</text:span></text:span></text:a><text:span text:style-name="Default_20_Paragraph_20_Font"><text:span text:style-name="T14">)</text:span></text:span></text:p>
      <text:p text:style-name="P35">Pink Floyd “Another Brick In The Wall”</text:p>
      <text:p text:style-name="P20"><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56" text:outline-level="1"><text:span text:style-name="Default_20_Paragraph_20_Font"><text:span text:style-name="T15">Mark</text:span></text:span><text:span text:style-name="Default_20_Paragraph_20_Font"><text:span text:style-name="T16"> </text:span></text:span><text:span text:style-name="Default_20_Paragraph_20_Font"><text:span text:style-name="T15">Knopfler</text:span></text:span><text:span text:style-name="Default_20_Paragraph_20_Font"><text:span text:style-name="T16"> - </text:span></text:span><text:span text:style-name="Default_20_Paragraph_20_Font"><text:span text:style-name="T15">Marbletown</text:span></text:span><text:span text:style-name="Default_20_Paragraph_20_Font"><text:span text:style-name="T16"> - </text:span></text:span><text:span text:style-name="Default_20_Paragraph_20_Font"><text:span text:style-name="T15">C</text:span></text:span><text:span text:style-name="Default_20_Paragraph_20_Font"><text:span text:style-name="T16">ó</text:span></text:span><text:span text:style-name="Default_20_Paragraph_20_Font"><text:span text:style-name="T15">rdoba</text:span></text:span><text:span text:style-name="Default_20_Paragraph_20_Font"><text:span text:style-name="T16"> 2010</text:span></text:span></text:h>
      <text:p text:style-name="P25">Pendulum – Under the waves <text:a xlink:type="simple" xlink:href="https://www.youtube.com/watch?v=Xc6tpOgm1HE" text:style-name="Internet_20_link" text:visited-style-name="Visited_20_Internet_20_Link">https://www.youtube.com/watch?v=Xc6tpOgm1HE</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09-30T14:05:47.33</dc:date>
    <meta:editing-cycles>4737</meta:editing-cycles>
    <meta:editing-duration>P223DT7H32M19S</meta:editing-duration>
    <meta:document-statistic meta:table-count="0" meta:image-count="0" meta:object-count="0" meta:page-count="304" meta:paragraph-count="4460" meta:word-count="107907" meta:character-count="687707"/>
    <meta:template xlink:type="simple" xlink:actuate="onRequest" xlink:title="" xlink:href="Normal"/>
  </office:meta>
</office:document-meta>
</file>